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2.803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grades</text:p>
          </table:table-cell>
          <table:table-cell office:value-type="string">
            <text:p>xminutes</text:p>
          </table:table-cell>
          <table:table-cell office:value-type="string">
            <text:p>xseconds</text:p>
          </table:table-cell>
          <table:table-cell office:value-type="string">
            <text:p>ygrades</text:p>
          </table:table-cell>
          <table:table-cell office:value-type="string">
            <text:p>yminutes</text:p>
          </table:table-cell>
          <table:table-cell office:value-type="string">
            <text:p>ysecond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string">
            <text:p>Almería</text:p>
          </table:table-cell>
          <table:table-cell table:formula="of:=[.D2]+[.E2]/60+[.F2]/3600" office:value-type="float" office:value="-2.4675">
            <text:p>-2,4675</text:p>
          </table:table-cell>
          <table:table-cell table:formula="of:=[.G2]+[.H2]/60+[.I2]/3600" office:value-type="float" office:value="36.84">
            <text:p>36,84</text:p>
          </table:table-cell>
          <table:table-cell office:value-type="float" office:value="-2">
            <text:p>-2</text:p>
          </table:table-cell>
          <table:table-cell office:value-type="float" office:value="-28">
            <text:p>-28</text:p>
          </table:table-cell>
          <table:table-cell office:value-type="float" office:value="-3">
            <text:p>-3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ádiz</text:p>
          </table:table-cell>
          <table:table-cell table:formula="of:=[.D3]+[.E3]/60+[.F3]/3600" office:value-type="float" office:value="-6.28333333333333">
            <text:p>-6,2833333333</text:p>
          </table:table-cell>
          <table:table-cell table:formula="of:=[.G3]+[.H3]/60+[.I3]/3600" office:value-type="float" office:value="36.5333333333333">
            <text:p>36,5333333333</text:p>
          </table:table-cell>
          <table:table-cell office:value-type="float" office:value="-6">
            <text:p>-6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órdoba</text:p>
          </table:table-cell>
          <table:table-cell table:formula="of:=[.D4]+[.E4]/60+[.F4]/3600" office:value-type="float" office:value="-4.77888888888889">
            <text:p>-4,7788888889</text:p>
          </table:table-cell>
          <table:table-cell table:formula="of:=[.G4]+[.H4]/60+[.I4]/3600" office:value-type="float" office:value="37.8847222222222">
            <text:p>37,8847222222</text:p>
          </table:table-cell>
          <table:table-cell office:value-type="float" office:value="-4">
            <text:p>-4</text:p>
          </table:table-cell>
          <table:table-cell office:value-type="float" office:value="-46">
            <text:p>-46</text:p>
          </table:table-cell>
          <table:table-cell office:value-type="float" office:value="-44">
            <text:p>-4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nada</text:p>
          </table:table-cell>
          <table:table-cell table:formula="of:=[.D5]+[.E5]/60+[.F5]/3600" office:value-type="float" office:value="-3.5975">
            <text:p>-3,5975</text:p>
          </table:table-cell>
          <table:table-cell table:formula="of:=[.G5]+[.H5]/60+[.I5]/3600" office:value-type="float" office:value="37.1758333333333">
            <text:p>37,1758333333</text:p>
          </table:table-cell>
          <table:table-cell office:value-type="float" office:value="-3">
            <text:p>-3</text:p>
          </table:table-cell>
          <table:table-cell office:value-type="float" office:value="-35">
            <text:p>-35</text:p>
          </table:table-cell>
          <table:table-cell office:value-type="float" office:value="-51">
            <text:p>-5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uelva</text:p>
          </table:table-cell>
          <table:table-cell table:formula="of:=[.D6]+[.E6]/60+[.F6]/3600" office:value-type="float" office:value="-6.96305555555556">
            <text:p>-6,9630555556</text:p>
          </table:table-cell>
          <table:table-cell table:formula="of:=[.G6]+[.H6]/60+[.I6]/3600" office:value-type="float" office:value="37.2638888888889">
            <text:p>37,2638888889</text:p>
          </table:table-cell>
          <table:table-cell office:value-type="float" office:value="-6">
            <text:p>-6</text:p>
          </table:table-cell>
          <table:table-cell office:value-type="float" office:value="-57">
            <text:p>-57</text:p>
          </table:table-cell>
          <table:table-cell office:value-type="float" office:value="-47">
            <text:p>-4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aén</text:p>
          </table:table-cell>
          <table:table-cell table:formula="of:=[.D7]+[.E7]/60+[.F7]/3600" office:value-type="float" office:value="-3.76666666666667">
            <text:p>-3,7666666667</text:p>
          </table:table-cell>
          <table:table-cell table:formula="of:=[.G7]+[.H7]/60+[.I7]/3600" office:value-type="float" office:value="37.7666666666667">
            <text:p>37,7666666667</text:p>
          </table:table-cell>
          <table:table-cell office:value-type="float" office:value="-3">
            <text:p>-3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álaga</text:p>
          </table:table-cell>
          <table:table-cell table:formula="of:=[.D8]+[.E8]/60+[.F8]/3600" office:value-type="float" office:value="-4.42">
            <text:p>-4,42</text:p>
          </table:table-cell>
          <table:table-cell table:formula="of:=[.G8]+[.H8]/60+[.I8]/3600" office:value-type="float" office:value="36.7194444444444">
            <text:p>36,7194444444</text:p>
          </table:table-cell>
          <table:table-cell office:value-type="float" office:value="-4">
            <text:p>-4</text:p>
          </table:table-cell>
          <table:table-cell office:value-type="float" office:value="-25">
            <text:p>-25</text:p>
          </table:table-cell>
          <table:table-cell office:value-type="float" office:value="-12">
            <text:p>-1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evilla</text:p>
          </table:table-cell>
          <table:table-cell table:formula="of:=[.D9]+[.E9]/60+[.F9]/3600" office:value-type="float" office:value="-5.99638888888889">
            <text:p>-5,9963888889</text:p>
          </table:table-cell>
          <table:table-cell table:formula="of:=[.G9]+[.H9]/60+[.I9]/3600" office:value-type="float" office:value="37.3830555555556">
            <text:p>37,3830555556</text:p>
          </table:table-cell>
          <table:table-cell office:value-type="float" office:value="-5">
            <text:p>-5</text:p>
          </table:table-cell>
          <table:table-cell office:value-type="float" office:value="-59">
            <text:p>-59</text:p>
          </table:table-cell>
          <table:table-cell office:value-type="float" office:value="-47">
            <text:p>-47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orthern</text:p>
          </table:table-cell>
          <table:table-cell table:formula="of:=[.D10]+[.E10]/60+[.F10]/3600" office:value-type="float" office:value="-5.04611111111111">
            <text:p>-5,0461111111</text:p>
          </table:table-cell>
          <table:table-cell table:formula="of:=[.G10]+[.H10]/60+[.I10]/3600" office:value-type="float" office:value="38.7286111111111">
            <text:p>38,7286111111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6">
            <text:p>-46</text:p>
          </table:table-cell>
          <table:table-cell office:value-type="float" office:value="38">
            <text:p>38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outhern</text:p>
          </table:table-cell>
          <table:table-cell table:formula="of:=[.D11]+[.E11]/60+[.F11]/3600" office:value-type="float" office:value="-5.61055555555556">
            <text:p>-5,6105555556</text:p>
          </table:table-cell>
          <table:table-cell table:formula="of:=[.G11]+[.H11]/60+[.I11]/3600" office:value-type="float" office:value="36">
            <text:p>36</text:p>
          </table:table-cell>
          <table:table-cell office:value-type="float" office:value="-5">
            <text:p>-5</text:p>
          </table:table-cell>
          <table:table-cell office:value-type="float" office:value="-36">
            <text:p>-36</text:p>
          </table:table-cell>
          <table:table-cell office:value-type="float" office:value="-38">
            <text:p>-3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Western</text:p>
          </table:table-cell>
          <table:table-cell table:formula="of:=[.D12]+[.E12]/60+[.F12]/3600" office:value-type="float" office:value="-7.52222222222222">
            <text:p>-7,5222222222</text:p>
          </table:table-cell>
          <table:table-cell table:formula="of:=[.G12]+[.H12]/60+[.I12]/3600" office:value-type="float" office:value="37.555">
            <text:p>37,555</text:p>
          </table:table-cell>
          <table:table-cell office:value-type="float" office:value="-7">
            <text:p>-7</text:p>
          </table:table-cell>
          <table:table-cell office:value-type="float" office:value="-31">
            <text:p>-31</text:p>
          </table:table-cell>
          <table:table-cell office:value-type="float" office:value="-20">
            <text:p>-2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Eastern</text:p>
          </table:table-cell>
          <table:table-cell table:formula="of:=[.D13]+[.E13]/60+[.F13]/3600" office:value-type="float" office:value="-1.62861111111111">
            <text:p>-1,6286111111</text:p>
          </table:table-cell>
          <table:table-cell table:formula="of:=[.G13]+[.H13]/60+[.I13]/3600" office:value-type="float" office:value="37.3738888888889">
            <text:p>37,3738888889</text:p>
          </table:table-cell>
          <table:table-cell office:value-type="float" office:value="-1">
            <text:p>-1</text:p>
          </table:table-cell>
          <table:table-cell office:value-type="float" office:value="-37">
            <text:p>-37</text:p>
          </table:table-cell>
          <table:table-cell office:value-type="float" office:value="-43">
            <text:p>-4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14/04/2011</text:date>, <text:time>10:20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4-14T10:20:25</dc:date>
    <meta:editing-duration>PT00H19M26S</meta:editing-duration>
    <meta:editing-cycles>7</meta:editing-cycles>
    <dc:creator>Manuel Márquez</dc:creator>
    <meta:document-statistic meta:table-count="1" meta:cell-count="130" meta:object-count="0"/>
  </office:meta>
</office:document-meta>
</file>